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7.755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3.5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54cm" svg:x="4.937cm" svg:y="3.667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1.016cm" svg:x="4.937cm" svg:y="6.334cm">
          <text:p text:style-name="P1">Bindings Commo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2.667cm" svg:x="4.937cm" svg:y="7.477cm">
          <text:p text:style-name="P1">PyCOMPS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2.667cm" svg:x="9.128cm" svg:y="7.477cm">
          <text:p text:style-name="P1">C/C++</text:p>
          <text:p text:style-name="P1">Bind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2:06:57.248403765</meta:creation-date>
    <dc:date>2019-01-08T11:19:06.979159069</dc:date>
    <meta:editing-duration>PT4M17S</meta:editing-duration>
    <meta:editing-cycles>3</meta:editing-cycles>
    <meta:generator>LibreOffice/6.0.7.3$Linux_X86_64 LibreOffice_project/00m0$Build-3</meta:generator>
    <meta:document-statistic meta:object-count="4"/>
  </office:meta>
</office:document-meta>
</file>